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e Chillhoek opdracht Jorik de Boer</text:p>
      <text:p text:style-name="P1"/>
      <text:p text:style-name="P1">De chillhoekopdracht verliep in goed overleg vanaf de eerste dag door middel van dagelijkse bijeenkomsten en een gezamenlijke whatsappgroep. Mijn bijdrage aan de opdracht bestond ten eerste uit het meenemen van eigen aanvullingen voor de chillhoek, zoals mijn playstation 2 samen met 6 multiplayer of coöperatieve (korte games om te spelen op de tv in de hoek) en donald duck disney posters en punaises om de witte muur mee aan te kleden. Daarnaast heb ik geholpen met de inrichting van de hoek door mee te helpen om twee banken naar de tweede verdieping te sjouwen, de koelkast op de juiste plek in het keuken gedeelte te zetten, de tv aan de praat te krijgen en te testen, posters op te hangen, etc. Alle meubels zijn gratis afgehaald via verschillende websites en contacten waardoor het budget voor het grootste gedeelte ongebruikt is gebleven. De opdracht lijkt mij door goede samenwerking en met goede communicatie te hebben geleid tot een prachtig resultaat. Mijn eigen rol was bescheiden maar heeft onder andere geleidt tot 1 van de 2 werkende gameconsoles in de ho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ik  de Boer</meta:initial-creator>
    <meta:creation-date>2018-01-20T23:20:49.70</meta:creation-date>
    <dc:date>2018-01-22T13:22:09</dc:date>
    <dc:creator>Jorik  de Boer</dc:creator>
    <meta:editing-duration>PT6M54S</meta:editing-duration>
    <meta:editing-cycles>3</meta:editing-cycles>
    <meta:generator>OpenOffice/4.1.4$Win32 OpenOffice.org_project/414m5$Build-9788</meta:generator>
    <meta:document-statistic meta:table-count="0" meta:image-count="0" meta:object-count="0" meta:page-count="1" meta:paragraph-count="2" meta:word-count="186" meta:character-count="1117"/>
  </office:meta>
</office:document-meta>
</file>